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htmlRendering.renderChecked( Appender sb , boolean check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Rendering.renderDisabled( Appender sb ,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Rendering.renderDisabled( Appender sb ,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Rendering.renderChecked( Appender sb , boolean check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BooleanTa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putBooleanTa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putBoolean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